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11cm" fo:line-height="150%" fo:text-align="justify" style:justify-single-word="false" fo:text-indent="0cm" style:auto-text-indent="false"/>
      <style:text-properties officeooo:paragraph-rsid="0012ceb2"/>
    </style:style>
    <style:style style:name="P2" style:family="paragraph" style:parent-style-name="Standard">
      <style:paragraph-properties fo:margin-left="0cm" fo:margin-right="0.011cm" fo:line-height="150%" fo:text-indent="0cm" style:auto-text-indent="false"/>
      <style:text-properties officeooo:paragraph-rsid="0015174a"/>
    </style:style>
    <style:style style:name="P3" style:family="paragraph" style:parent-style-name="Standard">
      <style:paragraph-properties fo:margin-left="1.251cm" fo:margin-right="0.011cm" fo:line-height="150%" fo:text-indent="0cm" style:auto-text-indent="false"/>
      <style:text-properties officeooo:paragraph-rsid="0015174a"/>
    </style:style>
    <style:style style:name="P4" style:family="paragraph" style:parent-style-name="Standard">
      <style:paragraph-properties fo:margin-left="0cm" fo:margin-right="0.011cm" fo:line-height="150%" fo:text-indent="0cm" style:auto-text-indent="false"/>
      <style:text-properties officeooo:paragraph-rsid="00160c97"/>
    </style:style>
    <style:style style:name="P5" style:family="paragraph" style:parent-style-name="Standard">
      <style:paragraph-properties fo:margin-left="1.251cm" fo:margin-right="0.011cm" fo:line-height="150%" fo:text-indent="0cm" style:auto-text-indent="false"/>
      <style:text-properties officeooo:paragraph-rsid="00160c97"/>
    </style:style>
    <style:style style:name="P6" style:family="paragraph" style:parent-style-name="Standard">
      <style:paragraph-properties fo:margin-left="0cm" fo:margin-right="0.011cm" fo:line-height="150%" fo:text-align="justify" style:justify-single-word="false" fo:text-indent="0cm" style:auto-text-indent="false"/>
      <style:text-properties fo:font-weight="bold" officeooo:rsid="0012ceb2" officeooo:paragraph-rsid="0012ceb2" style:font-weight-asian="bold" style:font-weight-complex="bold"/>
    </style:style>
    <style:style style:name="P7" style:family="paragraph" style:parent-style-name="Standard">
      <style:paragraph-properties fo:margin-left="0cm" fo:margin-right="0.011cm" fo:line-height="150%" fo:text-indent="0cm" style:auto-text-indent="false"/>
      <style:text-properties fo:font-weight="bold" officeooo:rsid="00169535" officeooo:paragraph-rsid="00169535" style:font-weight-asian="bold" style:font-weight-complex="bold"/>
    </style:style>
    <style:style style:name="P8" style:family="paragraph" style:parent-style-name="Standard">
      <style:paragraph-properties fo:margin-left="0cm" fo:margin-right="0.011cm" fo:line-height="150%" fo:text-indent="0cm" style:auto-text-indent="false"/>
      <style:text-properties fo:font-weight="normal" officeooo:paragraph-rsid="00160c97" style:font-weight-asian="normal" style:font-weight-complex="normal"/>
    </style:style>
    <style:style style:name="P9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P10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69535" style:font-name-asian="Times New Roman1" style:font-size-asian="10.5pt" style:font-weight-asian="normal" style:font-name-complex="Times New Roman1" style:font-size-complex="10.5pt" style:font-weight-complex="normal"/>
    </style:style>
    <style:style style:name="P11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60c97" style:font-name-asian="Times New Roman1" style:font-size-asian="10.5pt" style:font-weight-asian="normal" style:font-name-complex="Times New Roman1" style:font-size-complex="10.5pt" style:font-weight-complex="normal"/>
    </style:style>
    <style:style style:name="P12" style:family="paragraph" style:parent-style-name="Standard">
      <style:paragraph-properties fo:margin-left="1.251cm" fo:margin-right="0.011cm" fo:text-indent="0cm" style:auto-text-indent="false"/>
      <style:text-properties style:font-name="Times New Roman" fo:font-size="10.5pt" fo:font-weight="normal" officeooo: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P13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normal" officeooo:rsid="0012ceb2" officeooo:paragraph-rsid="0012ceb2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normal" officeooo:rsid="0015174a" officeooo:paragraph-rsid="0015174a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normal" officeooo:rsid="0015174a" officeooo:paragraph-rsid="00169535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officeooo:paragraph-rsid="0012ceb2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bold" officeooo:rsid="0012ceb2" officeooo:paragraph-rsid="0012ceb2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officeooo:rsid="0015174a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bold" officeooo:rsid="0015174a" officeooo:paragraph-rsid="00160c97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0pt" fo:font-weight="normal" officeooo:rsid="0015174a" officeooo:paragraph-rsid="0015174a" style:font-name-asian="Times New Roman1" style:font-size-asian="10pt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bold" officeooo:paragraph-rsid="001df1ea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2pt" officeooo:paragraph-rsid="001df1ea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L1">
      <style:paragraph-properties fo:line-height="150%"/>
      <style:text-properties style:font-name="Times New Roman" fo:font-size="12pt" officeooo:paragraph-rsid="001df1ea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P25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69535" style:font-name-asian="Times New Roman1" style:font-size-asian="10.5pt" style:font-weight-asian="normal" style:font-name-complex="Times New Roman1" style:font-size-complex="10.5pt" style:font-weight-complex="normal"/>
    </style:style>
    <style:style style:name="P26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60c97" style:font-name-asian="Times New Roman1" style:font-size-asian="10.5pt" style:font-weight-asian="normal" style:font-name-complex="Times New Roman1" style:font-size-complex="10.5pt" style:font-weight-complex="normal"/>
    </style:style>
    <style:style style:name="P27" style:family="paragraph" style:parent-style-name="Standard">
      <style:paragraph-properties fo:margin-left="1.251cm" fo:margin-right="0.011cm" fo:text-indent="0cm" style:auto-text-indent="false"/>
      <style:text-properties style:font-name="Times New Roman" fo:font-size="10.5pt" fo:font-weight="normal" officeooo: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P28" style:family="paragraph" style:parent-style-name="Standard">
      <style:paragraph-properties fo:margin-left="0cm" fo:margin-right="0.011cm" fo:line-height="150%" fo:text-indent="0cm" style:auto-text-indent="false"/>
      <style:text-properties officeooo:paragraph-rsid="0015174a"/>
    </style:style>
    <style:style style:name="P29" style:family="paragraph" style:parent-style-name="Standard">
      <style:paragraph-properties fo:margin-left="1.251cm" fo:margin-right="0.011cm" fo:line-height="150%" fo:text-indent="0cm" style:auto-text-indent="false"/>
      <style:text-properties officeooo:paragraph-rsid="0015174a"/>
    </style:style>
    <style:style style:name="P30" style:family="paragraph" style:parent-style-name="Standard">
      <style:paragraph-properties fo:margin-left="0cm" fo:margin-right="0.011cm" fo:line-height="150%" fo:text-indent="0cm" style:auto-text-indent="false"/>
      <style:text-properties officeooo:paragraph-rsid="001e298b"/>
    </style:style>
    <style:style style:name="P31" style:family="paragraph" style:parent-style-name="Standard">
      <style:paragraph-properties fo:margin-left="0cm" fo:margin-right="0.011cm" fo:line-height="150%" fo:text-indent="0cm" style:auto-text-indent="false"/>
      <style:text-properties officeooo:paragraph-rsid="001e50f0"/>
    </style:style>
    <style:style style:name="P32" style:family="paragraph" style:parent-style-name="Standard">
      <style:paragraph-properties fo:margin-left="1.251cm" fo:margin-right="0.011cm" fo:line-height="150%" fo:text-indent="0cm" style:auto-text-indent="false"/>
      <style:text-properties officeooo:paragraph-rsid="00160c97"/>
    </style:style>
    <style:style style:name="P33" style:family="paragraph" style:parent-style-name="Standard">
      <style:paragraph-properties fo:margin-left="0cm" fo:margin-right="0.011cm" fo:line-height="150%" fo:text-indent="0cm" style:auto-text-indent="false"/>
      <style:text-properties officeooo:paragraph-rsid="00160c97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5174a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officeooo:rsid="0012ceb2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2ceb2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officeooo:rsid="0015174a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officeooo:rsid="00160c97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169535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officeooo:rsid="001e50f0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ef008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218c95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bold" officeooo:rsid="0023dd01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24a74a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font-weight="bold" officeooo:rsid="00260ed6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font-weight="bold" officeooo:rsid="00279815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font-weight="bold" officeooo:rsid="00294e6c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font-weight="bold" officeooo:rsid="0029f404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font-weight="bold" officeooo:rsid="002bb0c7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bold" officeooo:rsid="002f4f7b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12ceb2" style:font-name-asian="Times New Roman1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15174a" style:font-name-asian="Times New Roman1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160c97" style:font-name-asian="Times New Roman1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Times New Roman" fo:font-size="12pt" fo:font-weight="normal" officeooo:rsid="001df1ea" style:font-name-asian="Times New Roman1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0.5pt" fo:font-weight="normal" officeooo: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T25" style:family="text">
      <style:text-properties style:font-name="Times New Roman" style:font-name-asian="Times New Roman1" style:font-name-complex="Times New Roman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2pt" fo:font-weight="normal" officeooo:rsid="0015174a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60c97" style:font-size-asian="12pt" style:font-weight-asian="normal" style:font-size-complex="12pt" style:font-weight-complex="normal"/>
    </style:style>
    <style:style style:name="T29" style:family="text">
      <style:text-properties fo:font-size="12pt" fo:font-weight="bold" officeooo:rsid="0015174a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Experiment No: <text:s/></text:span><text:span text:style-name="T20">Group_C_0</text:span><text:span text:style-name="T23">3</text:span><text:span text:style-name="T3"><text:tab/><text:tab/><text:tab/><text:tab/><text:tab/><text:tab/>Date: <text:tab/> <text:s text:c="4"/></text:span><text:span text:style-name="T23">05</text:span><text:span text:style-name="T20">/0</text:span><text:span text:style-name="T23">8</text:span><text:span text:style-name="T20">/2024</text:span></text:p>
      <text:p text:style-name="P1"><text:span text:style-name="T3">Name: <text:tab/> <text:s text:c="5"/></text:span><text:span text:style-name="T20">Kushal Kishor Shankhapal<text:tab/><text:tab/><text:tab/><text:tab/></text:span><text:span text:style-name="T4">Subject: <text:s/></text:span><text:span text:style-name="T20">ADBMS LAB</text:span></text:p>
      <text:p text:style-name="P6"><text:span text:style-name="T1">Roll No:<text:tab/> <text:s text:c="5"/></text:span><text:span text:style-name="T19">61</text:span></text:p>
      <text:p text:style-name="P13"/>
      <text:p text:style-name="P21">Aim:</text:p>
      <text:p text:style-name="P22">Execute at least 10 queries on any suitable MongoDB database that demonstrates following:</text:p>
      <text:list xml:id="list1274188207" text:style-name="L1">
        <text:list-item>
          <text:p text:style-name="P23">$ where queries</text:p>
        </text:list-item>
        <text:list-item>
          <text:p text:style-name="P23">Cursors (Limits, skips, sorts, advanced query options)</text:p>
        </text:list-item>
        <text:list-item>
          <text:p text:style-name="P23">Database commands</text:p>
          <text:p text:style-name="P23"/>
        </text:list-item>
      </text:list>
      <text:p text:style-name="P21">Objectives:</text:p>
      <text:p text:style-name="P22">1. To learn SQL DCL, DDL commands.</text:p>
      <text:p text:style-name="P22">2. To Learn ER diagram and its features.</text:p>
      <text:p text:style-name="P16"/>
      <text:p text:style-name="P17">Commands:</text:p>
      <text:p text:style-name="P17"/>
      <text:p text:style-name="P30"><text:span text:style-name="T5">1. sudo service mongod start: </text:span><text:span text:style-name="T21">Start MongoDB Server</text:span></text:p>
      <text:p text:style-name="P14"/>
      <text:p text:style-name="P9">it@IT-LL-14:~$ sudo service mongod start</text:p>
      <text:p text:style-name="P9">[sudo] password for it: </text:p>
      <text:p text:style-name="P20"/>
      <text:p text:style-name="P31"><text:span text:style-name="T5">2. mongo</text:span><text:span text:style-name="T8">sh</text:span><text:span text:style-name="T5">: </text:span><text:span text:style-name="Strong_20_Emphasis"><text:span text:style-name="T21">Connect to MongoDB Shell</text:span></text:span></text:p>
      <text:p text:style-name="P9">it@IT-LL-14:~$ mongosh</text:p>
      <text:p text:style-name="P9">Current Mongosh Log ID:<text:tab/>66b0a2f5c061469d42149f47</text:p>
      <text:p text:style-name="P9">Connecting to:<text:tab/><text:tab/>mongodb://127.0.0.1:27017/?directConnection=true&amp;serverSelectionTimeoutMS=2000&amp;appName=mongosh+2.2.10</text:p>
      <text:p text:style-name="P9">Using MongoDB:<text:tab/><text:tab/>7.0.12</text:p>
      <text:p text:style-name="P9">Using Mongosh:<text:tab/><text:tab/>2.2.10</text:p>
      <text:p text:style-name="P9">mongosh 2.2.15 is available for download: https://www.mongodb.com/try/download/shell</text:p>
      <text:p text:style-name="P9"/>
      <text:p text:style-name="P9">For mongosh info see: https://docs.mongodb.com/mongodb-shell/</text:p>
      <text:p text:style-name="P9"/>
      <text:p text:style-name="P9">------</text:p>
      <text:p text:style-name="P9"><text:s text:c="3"/>The server generated these startup warnings when booting</text:p>
      <text:p text:style-name="P9"><text:s text:c="3"/>2024-08-05T15:13:26.964+05:30: Using the XFS filesystem is strongly recommended with the WiredTiger storage engine. See http://dochub.mongodb.org/core/prodnotes-filesystem</text:p>
      <text:p text:style-name="P9"><text:soft-page-break/><text:s text:c="3"/>2024-08-05T15:13:31.150+05:30: Access control is not enabled for the database. Read and write access to data and configuration is unrestricted</text:p>
      <text:p text:style-name="P9"><text:s text:c="3"/>2024-08-05T15:13:31.150+05:30: vm.max_map_count is too low</text:p>
      <text:p text:style-name="P9">------</text:p>
      <text:p text:style-name="P9"/>
      <text:p text:style-name="P2"><text:span text:style-name="T5">3. </text:span><text:span text:style-name="T9">use</text:span><text:span text:style-name="T5">: </text:span><text:span text:style-name="Strong_20_Emphasis"><text:span text:style-name="T19">Create a Database</text:span></text:span></text:p>
      <text:p text:style-name="P10">test&gt; use collegeDB</text:p>
      <text:p text:style-name="P10">switched to db collegeDB</text:p>
      <text:p text:style-name="P10">collegeDB&gt; // Create a collection named 'students' and insert sample documents</text:p>
      <text:p text:style-name="P15"/>
      <text:p text:style-name="P2"><text:span text:style-name="T5">4. insertMany</text:span><text:span text:style-name="T9">()</text:span><text:span text:style-name="T5">: </text:span><text:span text:style-name="T21">Create a Collection and Insert Sample Data</text:span></text:p>
      <text:p text:style-name="P9">collegeDB&gt; db.students.insertMany([</text:p>
      <text:p text:style-name="P9">... <text:s text:c="4"/>{ name: "Alice", age: 22, major: "Computer Science", credits: 30, debits: 30 },</text:p>
      <text:p text:style-name="P9">... <text:s text:c="4"/>{ name: "Bob", age: 23, major: "Mathematics", credits: 25, debdebits: 20 },</text:p>
      <text:p text:style-name="P9">... <text:s text:c="4"/>{ name: "Charlie", age: 24, major: "Physics", credits: 35, debdebits: 35 },</text:p>
      <text:p text:style-name="P9">... <text:s text:c="4"/>{ name: "David", age: 22, major: "Computer Science", credits: 40, debits: 20 },</text:p>
      <text:p text:style-name="P9">... <text:s text:c="4"/>{ name: "Eve", age: 21, major: "Biology", credits: 45, debits: 45 }</text:p>
      <text:p text:style-name="P9">... ])</text:p>
      <text:p text:style-name="P9">{</text:p>
      <text:p text:style-name="P9"><text:s text:c="2"/>acknowledged: true,</text:p>
      <text:p text:style-name="P9"><text:s text:c="2"/>insertedIds: {</text:p>
      <text:p text:style-name="P9"><text:s text:c="4"/>'0': ObjectId('66b0a305c061469d42149f48'),</text:p>
      <text:p text:style-name="P9"><text:s text:c="4"/>'1': ObjectId('66b0a305c061469d42149f49'),</text:p>
      <text:p text:style-name="P9"><text:s text:c="4"/>'2': ObjectId('66b0a305c061469d42149f4a'),</text:p>
      <text:p text:style-name="P9"><text:s text:c="4"/>'3': ObjectId('66b0a305c061469d42149f4b'),</text:p>
      <text:p text:style-name="P9"><text:s text:c="4"/>'4': ObjectId('66b0a305c061469d42149f4c')</text:p>
      <text:p text:style-name="P9"><text:s text:c="2"/>}</text:p>
      <text:p text:style-name="P9">}</text:p>
      <text:p text:style-name="P9"/>
      <text:p text:style-name="P2"><text:span text:style-name="T5">5. find(): </text:span><text:span text:style-name="T21">Find students where credits equal debits using $where</text:span></text:p>
      <text:p text:style-name="P12">collegeDB&gt; db.students.find({ $where: "this.credits == this.debits" }) </text:p>
      <text:p text:style-name="P12">[</text:p>
      <text:p text:style-name="P12"><text:s text:c="2"/>{</text:p>
      <text:p text:style-name="P12"><text:s text:c="4"/>_id: ObjectId('66b0a305c061469d42149f48'),</text:p>
      <text:p text:style-name="P12"><text:s text:c="4"/>name: 'Alice',</text:p>
      <text:p text:style-name="P12"><text:s text:c="4"/>age: 22,</text:p>
      <text:p text:style-name="P12"><text:s text:c="4"/>major: 'Computer Science',</text:p>
      <text:p text:style-name="P12"><text:s text:c="4"/>credits: 30,</text:p>
      <text:p text:style-name="P12"><text:s text:c="4"/>debits: 30</text:p>
      <text:p text:style-name="P12"><text:soft-page-break/><text:s text:c="2"/>},</text:p>
      <text:p text:style-name="P12"><text:s text:c="2"/>{</text:p>
      <text:p text:style-name="P12"><text:s text:c="4"/>_id: ObjectId('66b0a305c061469d42149f4a'),</text:p>
      <text:p text:style-name="P12"><text:s text:c="4"/>name: 'Charlie',</text:p>
      <text:p text:style-name="P12"><text:s text:c="4"/>age: 24,</text:p>
      <text:p text:style-name="P12"><text:s text:c="4"/>major: 'Physics',</text:p>
      <text:p text:style-name="P12"><text:s text:c="4"/>credits: 35,</text:p>
      <text:p text:style-name="P12"><text:s text:c="4"/>debits: 35</text:p>
      <text:p text:style-name="P12"><text:s text:c="2"/>},</text:p>
      <text:p text:style-name="P12"><text:s text:c="2"/>{</text:p>
      <text:p text:style-name="P12"><text:s text:c="4"/>_id: ObjectId('66b0a305c061469d42149f4c'),</text:p>
      <text:p text:style-name="P12"><text:s text:c="4"/>name: 'Eve',</text:p>
      <text:p text:style-name="P12"><text:s text:c="4"/>age: 21,</text:p>
      <text:p text:style-name="P12"><text:s text:c="4"/>major: 'Biology',</text:p>
      <text:p text:style-name="P12"><text:s text:c="4"/>credits: 45,</text:p>
      <text:p text:style-name="P12"><text:s text:c="4"/>debits: 45</text:p>
      <text:p text:style-name="P12"><text:s text:c="2"/>}</text:p>
      <text:p text:style-name="P12">]</text:p>
      <text:p text:style-name="P18"/>
      <text:p text:style-name="Standard"><text:span text:style-name="T5">6. </text:span><text:span text:style-name="T10">limit</text:span><text:span text:style-name="T5">(): </text:span><text:span text:style-name="T21">Limit the number of results to 2</text:span></text:p>
      <text:p text:style-name="P11">collegeDB&gt; db.students.find().limit(2)</text:p>
      <text:p text:style-name="P11">[</text:p>
      <text:p text:style-name="P11"><text:s text:c="2"/>{</text:p>
      <text:p text:style-name="P11"><text:s text:c="4"/>_id: ObjectId('66b0a305c061469d42149f48'),</text:p>
      <text:p text:style-name="P11"><text:s text:c="4"/>name: 'Alice',</text:p>
      <text:p text:style-name="P11"><text:s text:c="4"/>age: 22,</text:p>
      <text:p text:style-name="P11"><text:s text:c="4"/>major: 'Computer Science',</text:p>
      <text:p text:style-name="P11"><text:s text:c="4"/>credits: 30,</text:p>
      <text:p text:style-name="P11"><text:s text:c="4"/>debits: 30</text:p>
      <text:p text:style-name="P11"><text:s text:c="2"/>},</text:p>
      <text:p text:style-name="P11"><text:s text:c="2"/>{</text:p>
      <text:p text:style-name="P11"><text:s text:c="4"/>_id: ObjectId('66b0a305c061469d42149f49'),</text:p>
      <text:p text:style-name="P11"><text:s text:c="4"/>name: 'Bob',</text:p>
      <text:p text:style-name="P11"><text:s text:c="4"/>age: 23,</text:p>
      <text:p text:style-name="P11"><text:s text:c="4"/>major: 'Mathematics',</text:p>
      <text:p text:style-name="P11"><text:s text:c="4"/>credits: 25,</text:p>
      <text:p text:style-name="P11"><text:s text:c="4"/>debits: 20</text:p>
      <text:p text:style-name="P11"><text:s text:c="2"/>}</text:p>
      <text:p text:style-name="P11">]</text:p>
      <text:p text:style-name="P19"/>
      <text:p text:style-name="P4"><text:soft-page-break/><text:span text:style-name="T5">7. </text:span><text:span text:style-name="T11">skip()</text:span><text:span text:style-name="Source_20_Text"><text:span text:style-name="T5">:</text:span></text:span><text:span text:style-name="Source_20_Text"><text:span text:style-name="T29"> </text:span></text:span><text:span text:style-name="Source_20_Text"><text:span text:style-name="T21">Skip the first 2 documents and return the next set</text:span></text:span></text:p>
      <text:p text:style-name="P3"><text:span text:style-name="Source_20_Text"><text:span text:style-name="T24">collegeDB&gt; db.students.find().skip(2)</text:span></text:span></text:p>
      <text:p text:style-name="P3"><text:span text:style-name="Source_20_Text"><text:span text:style-name="T24">[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a'),</text:span></text:span></text:p>
      <text:p text:style-name="P3"><text:span text:style-name="Source_20_Text"><text:span text:style-name="T24"><text:s text:c="4"/>name: 'Charlie',</text:span></text:span></text:p>
      <text:p text:style-name="P3"><text:span text:style-name="Source_20_Text"><text:span text:style-name="T24"><text:s text:c="4"/>age: 24,</text:span></text:span></text:p>
      <text:p text:style-name="P3"><text:span text:style-name="Source_20_Text"><text:span text:style-name="T24"><text:s text:c="4"/>major: 'Physics',</text:span></text:span></text:p>
      <text:p text:style-name="P3"><text:span text:style-name="Source_20_Text"><text:span text:style-name="T24"><text:s text:c="4"/>credits: 35,</text:span></text:span></text:p>
      <text:p text:style-name="P3"><text:span text:style-name="Source_20_Text"><text:span text:style-name="T24"><text:s text:c="4"/>debits: 35</text:span></text:span></text:p>
      <text:p text:style-name="P3"><text:span text:style-name="Source_20_Text"><text:span text:style-name="T24"><text:s text:c="2"/>},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b'),</text:span></text:span></text:p>
      <text:p text:style-name="P3"><text:span text:style-name="Source_20_Text"><text:span text:style-name="T24"><text:s text:c="4"/>name: 'David',</text:span></text:span></text:p>
      <text:p text:style-name="P3"><text:span text:style-name="Source_20_Text"><text:span text:style-name="T24"><text:s text:c="4"/>age: 22,</text:span></text:span></text:p>
      <text:p text:style-name="P3"><text:span text:style-name="Source_20_Text"><text:span text:style-name="T24"><text:s text:c="4"/>major: 'Computer Science',</text:span></text:span></text:p>
      <text:p text:style-name="P3"><text:span text:style-name="Source_20_Text"><text:span text:style-name="T24"><text:s text:c="4"/>credits: 40,</text:span></text:span></text:p>
      <text:p text:style-name="P3"><text:span text:style-name="Source_20_Text"><text:span text:style-name="T24"><text:s text:c="4"/>debits: 20</text:span></text:span></text:p>
      <text:p text:style-name="P3"><text:span text:style-name="Source_20_Text"><text:span text:style-name="T24"><text:s text:c="2"/>},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c'),</text:span></text:span></text:p>
      <text:p text:style-name="P3"><text:span text:style-name="Source_20_Text"><text:span text:style-name="T24"><text:s text:c="4"/>name: 'Eve',</text:span></text:span></text:p>
      <text:p text:style-name="P3"><text:span text:style-name="Source_20_Text"><text:span text:style-name="T24"><text:s text:c="4"/>age: 21,</text:span></text:span></text:p>
      <text:p text:style-name="P3"><text:span text:style-name="Source_20_Text"><text:span text:style-name="T24"><text:s text:c="4"/>major: 'Biology',</text:span></text:span></text:p>
      <text:p text:style-name="P3"><text:span text:style-name="Source_20_Text"><text:span text:style-name="T24"><text:s text:c="4"/>credits: 45,</text:span></text:span></text:p>
      <text:p text:style-name="P3"><text:span text:style-name="Source_20_Text"><text:span text:style-name="T24"><text:s text:c="4"/>debits: 45</text:span></text:span></text:p>
      <text:p text:style-name="P3"><text:span text:style-name="Source_20_Text"><text:span text:style-name="T24"><text:s text:c="2"/>}</text:span></text:span></text:p>
      <text:p text:style-name="P3"><text:span text:style-name="Source_20_Text"><text:span text:style-name="T24">]</text:span></text:span></text:p>
      <text:p text:style-name="P2"><text:span text:style-name="Source_20_Text"><text:span text:style-name="T5"/></text:span></text:p>
      <text:p text:style-name="P2"><text:span text:style-name="Source_20_Text"><text:span text:style-name="T5">8. </text:span></text:span><text:span text:style-name="Source_20_Text"><text:span text:style-name="T12">sort()</text:span></text:span><text:span text:style-name="Source_20_Text"><text:span text:style-name="T5">: </text:span></text:span><text:span text:style-name="Source_20_Text"><text:span text:style-name="T21">Sort students by age in descending order</text:span></text:span></text:p>
      <text:p text:style-name="P3"><text:span text:style-name="Source_20_Text"><text:span text:style-name="T24">collegeDB&gt; db.students.find().sort({ age: -1 })</text:span></text:span></text:p>
      <text:p text:style-name="P3"><text:span text:style-name="Source_20_Text"><text:span text:style-name="T24">[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a'),</text:span></text:span></text:p>
      <text:p text:style-name="P3"><text:span text:style-name="Source_20_Text"><text:span text:style-name="T24"><text:s text:c="4"/>name: 'Charlie',</text:span></text:span></text:p>
      <text:p text:style-name="P3"><text:span text:style-name="Source_20_Text"><text:span text:style-name="T24"><text:s text:c="4"/>age: 24,</text:span></text:span></text:p>
      <text:p text:style-name="P3"><text:span text:style-name="Source_20_Text"><text:span text:style-name="T24"><text:s text:c="4"/>major: 'Physics',</text:span></text:span></text:p>
      <text:p text:style-name="P3"><text:span text:style-name="Source_20_Text"><text:span text:style-name="T24"><text:s text:c="4"/>credits: 35,</text:span></text:span></text:p>
      <text:p text:style-name="P3"><text:span text:style-name="Source_20_Text"><text:span text:style-name="T24"><text:s text:c="4"/>debits: 35</text:span></text:span></text:p>
      <text:p text:style-name="P3"><text:soft-page-break/><text:span text:style-name="Source_20_Text"><text:span text:style-name="T24"><text:s text:c="2"/>},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9'),</text:span></text:span></text:p>
      <text:p text:style-name="P3"><text:span text:style-name="Source_20_Text"><text:span text:style-name="T24"><text:s text:c="4"/>name: 'Bob',</text:span></text:span></text:p>
      <text:p text:style-name="P3"><text:span text:style-name="Source_20_Text"><text:span text:style-name="T24"><text:s text:c="4"/>age: 23,</text:span></text:span></text:p>
      <text:p text:style-name="P3"><text:span text:style-name="Source_20_Text"><text:span text:style-name="T24"><text:s text:c="4"/>major: 'Mathematics',</text:span></text:span></text:p>
      <text:p text:style-name="P3"><text:span text:style-name="Source_20_Text"><text:span text:style-name="T24"><text:s text:c="4"/>credits: 25,</text:span></text:span></text:p>
      <text:p text:style-name="P3"><text:span text:style-name="Source_20_Text"><text:span text:style-name="T24"><text:s text:c="4"/>debits: 20</text:span></text:span></text:p>
      <text:p text:style-name="P3"><text:span text:style-name="Source_20_Text"><text:span text:style-name="T24"><text:s text:c="2"/>},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8'),</text:span></text:span></text:p>
      <text:p text:style-name="P3"><text:span text:style-name="Source_20_Text"><text:span text:style-name="T24"><text:s text:c="4"/>name: 'Alice',</text:span></text:span></text:p>
      <text:p text:style-name="P3"><text:span text:style-name="Source_20_Text"><text:span text:style-name="T24"><text:s text:c="4"/>age: 22,</text:span></text:span></text:p>
      <text:p text:style-name="P3"><text:span text:style-name="Source_20_Text"><text:span text:style-name="T24"><text:s text:c="4"/>major: 'Computer Science',</text:span></text:span></text:p>
      <text:p text:style-name="P3"><text:span text:style-name="Source_20_Text"><text:span text:style-name="T24"><text:s text:c="4"/>credits: 30,</text:span></text:span></text:p>
      <text:p text:style-name="P3"><text:span text:style-name="Source_20_Text"><text:span text:style-name="T24"><text:s text:c="4"/>debits: 30</text:span></text:span></text:p>
      <text:p text:style-name="P3"><text:span text:style-name="Source_20_Text"><text:span text:style-name="T24"><text:s text:c="2"/>},</text:span></text:span></text:p>
      <text:p text:style-name="P3"><text:span text:style-name="Source_20_Text"><text:span text:style-name="T24"><text:s text:c="2"/>{</text:span></text:span></text:p>
      <text:p text:style-name="P3"><text:span text:style-name="Source_20_Text"><text:span text:style-name="T24"><text:s text:c="4"/>_id: ObjectId('66b0a305c061469d42149f4b'),</text:span></text:span></text:p>
      <text:p text:style-name="P3"><text:span text:style-name="Source_20_Text"><text:span text:style-name="T24"><text:s text:c="4"/>name: 'David',</text:span></text:span></text:p>
      <text:p text:style-name="P3"><text:span text:style-name="Source_20_Text"><text:span text:style-name="T24"><text:s text:c="4"/>age: 22,</text:span></text:span></text:p>
      <text:p text:style-name="P3"><text:span text:style-name="Source_20_Text"><text:span text:style-name="T24"><text:s text:c="2"/></text:span></text:span></text:p>
      <text:p text:style-name="P2"><text:span text:style-name="Source_20_Text"><text:span text:style-name="T5"/></text:span></text:p>
      <text:p text:style-name="P2"><text:span text:style-name="Source_20_Text"><text:span text:style-name="T5">9. </text:span></text:span><text:span text:style-name="Source_20_Text"><text:span text:style-name="T13">sort()</text:span></text:span><text:span text:style-name="Source_20_Text"><text:span text:style-name="T5">: </text:span></text:span><text:span text:style-name="Source_20_Text"><text:span text:style-name="T21">Find students older than 22, sort by age, and limit to 2 results</text:span></text:span></text:p>
      <text:p text:style-name="P5"><text:span text:style-name="Source_20_Text"><text:span text:style-name="T24">collegeDB&gt; db.students.find({ age: { $gt: 22 } }).sort({ age: 1 }).limit(2)</text:span></text:span></text:p>
      <text:p text:style-name="P5"><text:span text:style-name="Source_20_Text"><text:span text:style-name="T24">[</text:span></text:span></text:p>
      <text:p text:style-name="P5"><text:span text:style-name="Source_20_Text"><text:span text:style-name="T24"><text:s text:c="2"/>{</text:span></text:span></text:p>
      <text:p text:style-name="P5"><text:span text:style-name="Source_20_Text"><text:span text:style-name="T24"><text:s text:c="4"/>_id: ObjectId('66b0a305c061469d42149f49'),</text:span></text:span></text:p>
      <text:p text:style-name="P5"><text:span text:style-name="Source_20_Text"><text:span text:style-name="T24"><text:s text:c="4"/>name: 'Bob',</text:span></text:span></text:p>
      <text:p text:style-name="P5"><text:span text:style-name="Source_20_Text"><text:span text:style-name="T24"><text:s text:c="4"/>age: 23,</text:span></text:span></text:p>
      <text:p text:style-name="P5"><text:span text:style-name="Source_20_Text"><text:span text:style-name="T24"><text:s text:c="4"/>major: 'Mathematics',</text:span></text:span></text:p>
      <text:p text:style-name="P5"><text:span text:style-name="Source_20_Text"><text:span text:style-name="T24"><text:s text:c="4"/>credits: 25,</text:span></text:span></text:p>
      <text:p text:style-name="P5"><text:span text:style-name="Source_20_Text"><text:span text:style-name="T24"><text:s text:c="4"/>debits: 20</text:span></text:span></text:p>
      <text:p text:style-name="P5"><text:span text:style-name="Source_20_Text"><text:span text:style-name="T24"><text:s text:c="2"/>},</text:span></text:span></text:p>
      <text:p text:style-name="P5"><text:span text:style-name="Source_20_Text"><text:span text:style-name="T24"><text:s text:c="2"/>{</text:span></text:span></text:p>
      <text:p text:style-name="P5"><text:span text:style-name="Source_20_Text"><text:span text:style-name="T24"><text:s text:c="4"/>_id: ObjectId('66b0a305c061469d42149f4a'),</text:span></text:span></text:p>
      <text:p text:style-name="P5"><text:span text:style-name="Source_20_Text"><text:span text:style-name="T24"><text:s text:c="4"/>name: 'Charlie',</text:span></text:span></text:p>
      <text:p text:style-name="P5"><text:span text:style-name="Source_20_Text"><text:span text:style-name="T24"><text:s text:c="4"/>age: 24,</text:span></text:span></text:p>
      <text:p text:style-name="P5"><text:span text:style-name="Source_20_Text"><text:span text:style-name="T24"><text:s text:c="4"/>major: 'Physics',</text:span></text:span></text:p>
      <text:p text:style-name="P5"><text:span text:style-name="Source_20_Text"><text:span text:style-name="T24"><text:s text:c="4"/>credits: 35,</text:span></text:span></text:p>
      <text:p text:style-name="P5"><text:soft-page-break/><text:span text:style-name="Source_20_Text"><text:span text:style-name="T24"><text:s text:c="4"/>debits: 35</text:span></text:span></text:p>
      <text:p text:style-name="P5"><text:span text:style-name="Source_20_Text"><text:span text:style-name="T24"><text:s text:c="2"/>}</text:span></text:span></text:p>
      <text:p text:style-name="P5"><text:span text:style-name="Source_20_Text"><text:span text:style-name="T24">]</text:span></text:span></text:p>
      <text:p text:style-name="P4"><text:span text:style-name="Source_20_Text"><text:span text:style-name="T6"/></text:span></text:p>
      <text:p text:style-name="P4"><text:span text:style-name="Source_20_Text"><text:span text:style-name="T6">10. </text:span></text:span><text:span text:style-name="Source_20_Text"><text:span text:style-name="T14">countDocuments()</text:span></text:span><text:span text:style-name="Source_20_Text"><text:span text:style-name="T6">: </text:span></text:span><text:span text:style-name="Source_20_Text"><text:span text:style-name="T22">Count the number of students in the collection</text:span></text:span></text:p>
      <text:p text:style-name="P5"><text:span text:style-name="Source_20_Text"><text:span text:style-name="T24">collegeDB&gt; db.students.countDocuments()</text:span></text:span></text:p>
      <text:p text:style-name="P5"><text:span text:style-name="Source_20_Text"><text:span text:style-name="T24">5</text:span></text:span></text:p>
      <text:p text:style-name="P4"><text:span text:style-name="Source_20_Text"><text:span text:style-name="T6"/></text:span></text:p>
      <text:p text:style-name="P4"><text:span text:style-name="Source_20_Text"><text:span text:style-name="T6">11. </text:span></text:span><text:span text:style-name="Source_20_Text"><text:span text:style-name="T15">distinct()</text:span></text:span><text:span text:style-name="Source_20_Text"><text:span text:style-name="T6">: </text:span></text:span><text:span text:style-name="Source_20_Text"><text:span text:style-name="T22">Get distinct majors from the collection</text:span></text:span></text:p>
      <text:p text:style-name="P11">collegeDB&gt; db.students.distinct("major")</text:p>
      <text:p text:style-name="P11">[ 'Biology', 'Computer Science', 'Mathematics', 'Physics' ]</text:p>
      <text:p text:style-name="P4"><text:span text:style-name="Source_20_Text"><text:span text:style-name="T6"/></text:span></text:p>
      <text:p text:style-name="P4"><text:span text:style-name="Source_20_Text"><text:span text:style-name="T6">12. </text:span></text:span><text:span text:style-name="Source_20_Text"><text:span text:style-name="T16">aggregate()</text:span></text:span><text:span text:style-name="Source_20_Text"><text:span text:style-name="T6">: </text:span></text:span><text:span text:style-name="Source_20_Text"><text:span text:style-name="T22">Group by major and get the count of students in each major</text:span></text:span></text:p>
      <text:p text:style-name="P5"><text:span text:style-name="Source_20_Text"><text:span text:style-name="T24">collegeDB&gt; db.students.aggregate([</text:span></text:span></text:p>
      <text:p text:style-name="P5"><text:span text:style-name="Source_20_Text"><text:span text:style-name="T24">... <text:s text:c="4"/>{ $group: { _id: "$major", count: { $sum: 1 } } }</text:span></text:span></text:p>
      <text:p text:style-name="P5"><text:span text:style-name="Source_20_Text"><text:span text:style-name="T24">... ])</text:span></text:span></text:p>
      <text:p text:style-name="P5"><text:span text:style-name="Source_20_Text"><text:span text:style-name="T24">[</text:span></text:span></text:p>
      <text:p text:style-name="P5"><text:span text:style-name="Source_20_Text"><text:span text:style-name="T24"><text:s text:c="2"/>{ _id: 'Biology', count: 1 },</text:span></text:span></text:p>
      <text:p text:style-name="P5"><text:span text:style-name="Source_20_Text"><text:span text:style-name="T24"><text:s text:c="2"/>{ _id: 'Computer Science', count: 2 },</text:span></text:span></text:p>
      <text:p text:style-name="P5"><text:span text:style-name="Source_20_Text"><text:span text:style-name="T24"><text:s text:c="2"/>{ _id: 'Physics', count: 1 },</text:span></text:span></text:p>
      <text:p text:style-name="P5"><text:span text:style-name="Source_20_Text"><text:span text:style-name="T24"><text:s text:c="2"/>{ _id: 'Mathematics', count: 1 }</text:span></text:span></text:p>
      <text:p text:style-name="P5"><text:span text:style-name="Source_20_Text"><text:span text:style-name="T24">]</text:span></text:span></text:p>
      <text:p text:style-name="P4"><text:span text:style-name="Source_20_Text"><text:span text:style-name="T6"/></text:span></text:p>
      <text:p text:style-name="P4"><text:span text:style-name="Source_20_Text"><text:span text:style-name="T6">13. </text:span></text:span><text:span text:style-name="Source_20_Text"><text:span text:style-name="T17">mapReduce</text:span></text:span><text:span text:style-name="Source_20_Text"><text:span text:style-name="T6">(): </text:span></text:span><text:span text:style-name="Source_20_Text"><text:span text:style-name="T22">Map-Reduce to calculate total credits for each major</text:span></text:span></text:p>
      <text:p text:style-name="P5"><text:span text:style-name="Source_20_Text"><text:span text:style-name="T24">collegeDB&gt; db.students.mapReduce(</text:span></text:span></text:p>
      <text:p text:style-name="P5"><text:span text:style-name="Source_20_Text"><text:span text:style-name="T24">... <text:s text:c="4"/>function() { emit(this.major, this.credits); },</text:span></text:span></text:p>
      <text:p text:style-name="P5"><text:span text:style-name="Source_20_Text"><text:span text:style-name="T24">... <text:s text:c="4"/>function(key, values) { return Array.sum(values); },</text:span></text:span></text:p>
      <text:p text:style-name="P5"><text:span text:style-name="Source_20_Text"><text:span text:style-name="T24">... <text:s text:c="4"/>{ out: "total_credits_per_major" }</text:span></text:span></text:p>
      <text:p text:style-name="P5"><text:span text:style-name="Source_20_Text"><text:span text:style-name="T24">... )</text:span></text:span></text:p>
      <text:p text:style-name="P5"><text:span text:style-name="Source_20_Text"><text:span text:style-name="T24">DeprecationWarning: Collection.mapReduce() is deprecated. Use an aggregation instead.</text:span></text:span></text:p>
      <text:p text:style-name="P5"><text:span text:style-name="Source_20_Text"><text:span text:style-name="T24">See https://docs.mongodb.com/manual/core/map-reduce for details.</text:span></text:span></text:p>
      <text:p text:style-name="P5"><text:span text:style-name="Source_20_Text"><text:span text:style-name="T24">{ result: 'total_credits_per_major', ok: 1 }</text:span></text:span></text:p>
      <text:p text:style-name="P4"><text:span text:style-name="Source_20_Text"><text:span text:style-name="T6"/></text:span></text:p>
      <text:p text:style-name="P4"><text:span text:style-name="Source_20_Text"><text:span text:style-name="T6">14. </text:span></text:span><text:span text:style-name="Source_20_Text"><text:span text:style-name="T18">runCommand</text:span></text:span><text:span text:style-name="Source_20_Text"><text:span text:style-name="T6">(): </text:span></text:span><text:span text:style-name="Source_20_Text"><text:span text:style-name="T22">Run the 'dbStats' command to get statistics about the database</text:span></text:span></text:p>
      <text:p text:style-name="P11"><text:span text:style-name="Source_20_Text"><text:span text:style-name="T25">collegeDB&gt; db.runCommand({ dbStats: 1 })</text:span></text:span></text:p>
      <text:p text:style-name="P11"><text:span text:style-name="Source_20_Text"><text:span text:style-name="T25">{</text:span></text:span></text:p>
      <text:p text:style-name="P11"><text:span text:style-name="Source_20_Text"><text:span text:style-name="T25"><text:s text:c="2"/>db: 'collegeDB',</text:span></text:span></text:p>
      <text:p text:style-name="P11"><text:span text:style-name="Source_20_Text"><text:span text:style-name="T25"><text:s text:c="2"/>collections: Long('2'),</text:span></text:span></text:p>
      <text:p text:style-name="P11"><text:span text:style-name="Source_20_Text"><text:span text:style-name="T25"><text:s text:c="2"/>views: Long('0'),</text:span></text:span></text:p>
      <text:p text:style-name="P11"><text:soft-page-break/><text:span text:style-name="Source_20_Text"><text:span text:style-name="T25"><text:s text:c="2"/>objects: Long('9'),</text:span></text:span></text:p>
      <text:p text:style-name="P11"><text:span text:style-name="Source_20_Text"><text:span text:style-name="T25"><text:s text:c="2"/>avgObjSize: 70.66666666666667,</text:span></text:span></text:p>
      <text:p text:style-name="P11"><text:span text:style-name="Source_20_Text"><text:span text:style-name="T25"><text:s text:c="2"/>dataSize: 636,</text:span></text:span></text:p>
      <text:p text:style-name="P11"><text:span text:style-name="Source_20_Text"><text:span text:style-name="T25"><text:s text:c="2"/>storageSize: 40960,</text:span></text:span></text:p>
      <text:p text:style-name="P11"><text:span text:style-name="Source_20_Text"><text:span text:style-name="T25"><text:s text:c="2"/>indexes: Long('2'),</text:span></text:span></text:p>
      <text:p text:style-name="P11"><text:span text:style-name="Source_20_Text"><text:span text:style-name="T25"><text:s text:c="2"/>indexSize: 40960,</text:span></text:span></text:p>
      <text:p text:style-name="P11"><text:span text:style-name="Source_20_Text"><text:span text:style-name="T25"><text:s text:c="2"/>totalSize: 81920,</text:span></text:span></text:p>
      <text:p text:style-name="P11"><text:span text:style-name="Source_20_Text"><text:span text:style-name="T25"><text:s text:c="2"/>scaleFactor: Long('1'),</text:span></text:span></text:p>
      <text:p text:style-name="P11"><text:span text:style-name="Source_20_Text"><text:span text:style-name="T25"><text:s text:c="2"/>fsUsedSize: 15607996416,</text:span></text:span></text:p>
      <text:p text:style-name="P11"><text:span text:style-name="Source_20_Text"><text:span text:style-name="T25"><text:s text:c="2"/>fsTotalSize: 38652256256,</text:span></text:span></text:p>
      <text:p text:style-name="P11"><text:span text:style-name="Source_20_Text"><text:span text:style-name="T25"><text:s text:c="2"/>ok: 1</text:span></text:span></text:p>
      <text:p text:style-name="P11"><text:span text:style-name="Source_20_Text"><text:span text:style-name="T25">}</text:span></text:span></text:p>
      <text:p text:style-name="P8"/>
      <text:p text:style-name="P7">16: quit(): <text:span text:style-name="T26">Exit the shell.</text:span></text:p>
      <text:p text:style-name="P10">collegeDB&gt; quit()</text:p>
      <text:p text:style-name="P10">it@IT-LL-14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011cm" fo:line-height="150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35:16.135199186</meta:creation-date>
    <dc:date>2024-08-05T15:53:28.369537803</dc:date>
    <meta:editing-duration>PT42M58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7" meta:paragraph-count="226" meta:word-count="759" meta:character-count="6260" meta:non-whitespace-character-count="5204"/>
  </office:meta>
</office:document-meta>
</file>